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A000000680750082AA3F998A6.png" manifest:media-type="image/png"/>
  <manifest:file-entry manifest:full-path="Pictures/100000010000045C0000022CC8D7AD2E359D7031.png" manifest:media-type="image/png"/>
  <manifest:file-entry manifest:full-path="Pictures/100000010000037400000330864A411E8F2C686E.png" manifest:media-type="image/png"/>
  <manifest:file-entry manifest:full-path="Pictures/10000001000003AC000004C4D5CE71EF09542CB0.png" manifest:media-type="image/png"/>
  <manifest:file-entry manifest:full-path="Pictures/1000000100000466000000FA7E617132F49F61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5cm" svg:height="4.105cm" svg:x="1.2cm" svg:y="1.295cm">
          <draw:image xlink:href="Pictures/1000000100000466000000FA7E617132F49F61E6.png" xlink:type="simple" xlink:show="embed" xlink:actuate="onLoad" draw:mime-type="image/png">
            <text:p/>
          </draw:image>
        </draw:frame>
        <draw:frame draw:style-name="gr1" draw:text-style-name="P1" draw:layer="layout" svg:width="17.5cm" svg:height="8.717cm" svg:x="1.2cm" svg:y="5.083cm">
          <draw:image xlink:href="Pictures/100000010000045C0000022CC8D7AD2E359D70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58cm" svg:height="21.519cm" svg:x="2.549cm" svg:y="1.5cm">
          <draw:image xlink:href="Pictures/10000001000003AC000004C4D5CE71EF09542CB0.png" xlink:type="simple" xlink:show="embed" xlink:actuate="onLoad" draw:mime-type="image/png">
            <text:p/>
          </draw:image>
        </draw:frame>
        <draw:frame draw:style-name="gr1" draw:text-style-name="P1" draw:layer="layout" svg:width="15.98cm" svg:height="1.833cm" svg:x="2.4cm" svg:y="22.719cm">
          <draw:image xlink:href="Pictures/100000010000038A000000680750082AA3F998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5.592cm" svg:height="14.393cm" svg:x="2.908cm" svg:y="1.5cm">
          <draw:image xlink:href="Pictures/100000010000037400000330864A411E8F2C68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4cm" presentation:class="title" presentation:placeholder="true">
        <draw:text-box/>
      </draw:frame>
      <draw:frame presentation:style-name="Default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09T09:45:20.468196493</meta:creation-date>
    <dc:date>2022-04-09T09:50:23.574530498</dc:date>
    <meta:editing-duration>PT5M4S</meta:editing-duration>
    <meta:editing-cycles>1</meta:editing-cycles>
    <meta:document-statistic meta:object-count="32"/>
    <meta:generator>LibreOffice/7.3.1.3$MacOSX_X86_64 LibreOffice_project/a69ca51ded25f3eefd52d7bf9a5fad8c90b87951</meta:generator>
  </office:meta>
</office:document-meta>
</file>